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Заголовок3" style:master-page-name="MP0" style:family="paragraph">
      <style:paragraph-properties fo:break-before="page" fo:margin-left="0.25in">
        <style:tab-stops/>
      </style:paragraph-properties>
    </style:style>
    <style:style style:name="T2" style:parent-style-name="Основнойшрифтабзаца" style:family="text">
      <style:text-properties style:font-name="Liberation Serif" style:font-name-complex="Liberation Serif" fo:font-size="11pt" style:font-size-asian="11pt" style:font-size-complex="11pt"/>
    </style:style>
    <style:style style:name="T3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P4" style:parent-style-name="Абзацсписка" style:family="paragraph">
      <style:text-properties style:font-name-complex="Liberation Serif" fo:font-size="11pt" style:font-size-asian="11pt" style:font-size-complex="11pt"/>
    </style:style>
    <style:style style:name="P5" style:parent-style-name="Обычный" style:family="paragraph">
      <style:paragraph-properties fo:margin-left="0.25in">
        <style:tab-stops/>
      </style:paragraph-properties>
    </style:style>
    <style:style style:name="T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8" style:parent-style-name="Обычный" style:family="paragraph">
      <style:paragraph-properties fo:margin-left="0.25in">
        <style:tab-stops/>
      </style:paragraph-properties>
    </style:style>
    <style:style style:name="T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0" style:parent-style-name="Обычный" style:family="paragraph">
      <style:paragraph-properties fo:margin-left="0.25in">
        <style:tab-stops/>
      </style:paragraph-properties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1" style:parent-style-name="Обычный" style:family="paragraph">
      <style:paragraph-properties fo:margin-left="0.25in">
        <style:tab-stops/>
      </style:paragraph-properties>
    </style:style>
    <style:style style:name="T1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3" style:parent-style-name="Обычный" style:family="paragraph">
      <style:paragraph-properties fo:margin-left="0.25in">
        <style:tab-stops/>
      </style:paragraph-properties>
    </style:style>
    <style:style style:name="T1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P19" style:parent-style-name="Обычный" style:family="paragraph">
      <style:paragraph-properties style:vertical-align="auto" style:line-height-at-least="0.121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Liberation Serif" fo:font-style="italic" style:font-style-asian="italic" fo:color="#4F6228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20" style:parent-style-name="Обычный" style:family="paragraph">
      <style:paragraph-properties style:vertical-align="auto" style:line-height-at-least="0.121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Liberation Serif" fo:font-style="italic" style:font-style-asian="italic" fo:color="#4F6228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21" style:parent-style-name="Обычный" style:family="paragraph">
      <style:paragraph-properties style:vertical-align="auto" style:line-height-at-least="0.121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Liberation Serif" fo:font-style="italic" style:font-style-asian="italic" fo:color="#4F6228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P22" style:parent-style-name="Обычный" style:family="paragraph">
      <style:paragraph-properties fo:margin-left="0.25in">
        <style:tab-stops/>
      </style:paragraph-properties>
      <style:text-properties style:font-name-complex="Liberation Serif" fo:font-size="11pt" style:font-size-asian="11pt" style:font-size-complex="11pt"/>
    </style:style>
    <style:style style:name="P23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24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25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2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3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3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3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33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-complex="Liberation Serif" fo:color="#202124" fo:font-size="11pt" style:font-size-asian="11pt" style:font-size-complex="11pt" fo:background-color="#FFFFFF" fo:hyphenate="true"/>
    </style:style>
    <style:style style:name="P34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35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36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37" style:parent-style-name="Основнойшрифтабзаца" style:family="text">
      <style:text-properties style:font-name-complex="Liberation Serif" style:font-weight-complex="bold" fo:font-style="italic" style:font-style-asian="italic" fo:color="#4F6228" fo:font-size="11pt" style:font-size-asian="11pt" style:font-size-complex="11pt" fo:background-color="#FFFFFF"/>
    </style:style>
    <style:style style:name="T3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39" style:parent-style-name="Основнойшрифтабзаца" style:family="text">
      <style:text-properties style:font-name-complex="Liberation Serif" style:font-weight-complex="bold" fo:font-style="italic" style:font-style-asian="italic" fo:color="#4F6228" fo:font-size="11pt" style:font-size-asian="11pt" style:font-size-complex="11pt" fo:background-color="#FFFFFF"/>
    </style:style>
    <style:style style:name="T4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3" style:parent-style-name="Основнойшрифтабзаца" style:family="text">
      <style:text-properties style:font-name-complex="Liberation Serif" style:font-weight-complex="bold" fo:font-style="italic" style:font-style-asian="italic" fo:color="#4F6228" fo:font-size="11pt" style:font-size-asian="11pt" style:font-size-complex="11pt" fo:background-color="#FFFFFF"/>
    </style:style>
    <style:style style:name="T4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4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50" style:parent-style-name="Основнойшрифтабзаца" style:family="text">
      <style:text-properties style:font-name-complex="Liberation Serif" style:font-weight-complex="bold" fo:font-style="italic" style:font-style-asian="italic" fo:color="#4F6228" fo:font-size="11pt" style:font-size-asian="11pt" style:font-size-complex="11pt" fo:background-color="#FFFFFF"/>
    </style:style>
    <style:style style:name="T5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5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5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5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5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8F8F8"/>
    </style:style>
    <style:style style:name="T56" style:parent-style-name="hljs-keyword" style:family="text">
      <style:text-properties style:font-name-complex="Liberation Serif" fo:font-weight="bold" style:font-weight-asian="bold" style:font-weight-complex="bold" fo:font-style="italic" style:font-style-asian="italic" fo:color="#4F6228" fo:font-size="11pt" style:font-size-asian="11pt" style:font-size-complex="11pt"/>
    </style:style>
    <style:style style:name="T5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8F8F8"/>
    </style:style>
    <style:style style:name="T58" style:parent-style-name="hljs-string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5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8F8F8"/>
    </style:style>
    <style:style style:name="T6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8F8F8"/>
    </style:style>
    <style:style style:name="T6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8F8F8"/>
    </style:style>
    <style:style style:name="T62" style:parent-style-name="hljs-keyword" style:family="text">
      <style:text-properties style:font-name-complex="Liberation Serif" fo:font-weight="bold" style:font-weight-asian="bold" style:font-weight-complex="bold" fo:font-style="italic" style:font-style-asian="italic" fo:color="#4F6228" fo:font-size="11pt" style:font-size-asian="11pt" style:font-size-complex="11pt"/>
    </style:style>
    <style:style style:name="T6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8F8F8"/>
    </style:style>
    <style:style style:name="T64" style:parent-style-name="hljs-string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6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8F8F8"/>
    </style:style>
    <style:style style:name="P66" style:parent-style-name="Абзацсписка" style:family="paragraph">
      <style:text-properties style:font-name-complex="Liberation Serif" fo:font-size="11pt" style:font-size-asian="11pt" style:font-size-complex="11pt"/>
    </style:style>
    <style:style style:name="P67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68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69" style:parent-style-name="Строгий" style:family="text">
      <style:text-properties style:font-name-complex="Liberation Serif" fo:font-size="11pt" style:font-size-asian="11pt" style:font-size-complex="11pt"/>
    </style:style>
    <style:style style:name="T70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71" style:parent-style-name="Строгий" style:family="text">
      <style:text-properties style:font-name-complex="Liberation Serif" fo:font-size="11pt" style:font-size-asian="11pt" style:font-size-complex="11pt"/>
    </style:style>
    <style:style style:name="T72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73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7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7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7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7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7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7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8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8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8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8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8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8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8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8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P88" style:parent-style-name="Абзацсписка" style:family="paragraph">
      <style:text-properties style:font-name-complex="Liberation Serif" fo:font-size="11pt" style:font-size-asian="11pt" style:font-size-complex="11pt"/>
    </style:style>
    <style:style style:name="P89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90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91" style:parent-style-name="КодHTML" style:family="text">
      <style:text-properties style:font-name="Liberation Serif" style:font-name-asian="NSimSun" style:font-name-complex="Liberation Serif" fo:font-size="11pt" style:font-size-asian="11pt" style:font-size-complex="11pt"/>
    </style:style>
    <style:style style:name="T92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93" style:parent-style-name="КодHTML" style:family="text">
      <style:text-properties style:font-name="Liberation Serif" style:font-name-asian="NSimSun" style:font-name-complex="Liberation Serif" fo:font-size="11pt" style:font-size-asian="11pt" style:font-size-complex="11pt"/>
    </style:style>
    <style:style style:name="T94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95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96" style:parent-style-name="КодHTML" style:family="text">
      <style:text-properties style:font-name="Liberation Serif" style:font-name-asian="NSimSun" style:font-name-complex="Liberation Serif" fo:font-style="italic" style:font-style-asian="italic" fo:color="#4F6228" fo:font-size="11pt" style:font-size-asian="11pt" style:font-size-complex="11pt"/>
    </style:style>
    <style:style style:name="T9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98" style:parent-style-name="Абзацсписка" style:family="paragraph">
      <style:text-properties style:font-name-complex="Liberation Serif" fo:font-size="11pt" style:font-size-asian="11pt" style:font-size-complex="11pt"/>
    </style:style>
    <style:style style:name="P99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-complex="Liberation Serif" fo:font-size="11pt" style:font-size-asian="11pt" style:font-size-complex="11pt" fo:hyphenate="true"/>
    </style:style>
    <style:style style:name="P100" style:parent-style-name="Абзацсписка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101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02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03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0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0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0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0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0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0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1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1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12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13" style:parent-style-name="Основнойшрифтабзаца" style:family="text">
      <style:text-properties style:font-name-complex="Liberation Serif" style:font-weight-complex="bold" fo:font-style="italic" style:font-style-asian="italic" fo:color="#4F6228" fo:font-size="11pt" style:font-size-asian="11pt" style:font-size-complex="11pt" fo:background-color="#FFFFFF"/>
    </style:style>
    <style:style style:name="T11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1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1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1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1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1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2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21" style:parent-style-name="Основнойшрифтабзаца" style:family="text">
      <style:text-properties style:font-name-complex="Liberation Serif" style:font-weight-complex="bold" fo:font-style="italic" style:font-style-asian="italic" fo:color="#4F6228" fo:font-size="11pt" style:font-size-asian="11pt" style:font-size-complex="11pt" fo:background-color="#FFFFFF"/>
    </style:style>
    <style:style style:name="T12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12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24" style:parent-style-name="Абзацсписка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125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26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27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2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29" style:parent-style-name="Обычный" style:family="paragraph">
      <style:paragraph-properties style:vertical-align="auto" fo:margin-top="0.0694in" fo:margin-bottom="0.0694in"/>
      <style:text-properties style:font-name-complex="Liberation Serif" fo:font-style="italic" style:font-style-asian="italic" fo:color="#4F6228" fo:font-size="11pt" style:font-size-asian="11pt" style:font-size-complex="11pt" fo:hyphenate="true"/>
    </style:style>
    <style:style style:name="P13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31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/>
    </style:style>
    <style:style style:name="T132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 fo:language="en" fo:country="US"/>
    </style:style>
    <style:style style:name="T13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3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3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3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37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/>
    </style:style>
    <style:style style:name="T13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3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4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4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4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4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4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45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/>
    </style:style>
    <style:style style:name="T146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 fo:language="en" fo:country="US"/>
    </style:style>
    <style:style style:name="T147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/>
    </style:style>
    <style:style style:name="T148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 fo:language="en" fo:country="US"/>
    </style:style>
    <style:style style:name="T14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5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15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52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 fo:background-color="#FFFFFF"/>
    </style:style>
    <style:style style:name="T153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 fo:background-color="#FFFFFF" fo:language="en" fo:country="US"/>
    </style:style>
    <style:style style:name="T154" style:parent-style-name="Основнойшрифтабзаца" style:family="text">
      <style:text-properties style:font-name-complex="Liberation Serif" fo:font-weight="bold" style:font-weight-asian="bold" fo:font-style="italic" style:font-style-asian="italic" fo:color="#4F6228" fo:font-size="11pt" style:font-size-asian="11pt" style:font-size-complex="11pt" fo:background-color="#FFFFFF"/>
    </style:style>
    <style:style style:name="T15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P156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-complex="Liberation Serif" fo:font-size="11pt" style:font-size-asian="11pt" style:font-size-complex="11pt" fo:hyphenate="true"/>
    </style:style>
    <style:style style:name="P157" style:parent-style-name="Абзацсписка" style:family="paragraph">
      <style:paragraph-properties style:vertical-align="auto" fo:margin-top="0.0694in" fo:margin-bottom="0.0694in"/>
      <style:text-properties fo:hyphenate="true"/>
    </style:style>
    <style:style style:name="T158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59" style:parent-style-name="Гиперссылка" style:family="text">
      <style:text-properties style:font-name-complex="Liberation Serif" fo:font-size="11pt" style:font-size-asian="11pt" style:font-size-complex="11pt"/>
    </style:style>
    <style:style style:name="T160" style:parent-style-name="Гиперссылка" style:family="text">
      <style:text-properties style:font-name-complex="Liberation Serif" fo:font-size="11pt" style:font-size-asian="11pt" style:font-size-complex="11pt"/>
    </style:style>
    <style:style style:name="T161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62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16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6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6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6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6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6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6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7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7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7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8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8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8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8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9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19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19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0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20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0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language="en" fo:country="US"/>
    </style:style>
    <style:style style:name="T20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204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-complex="Liberation Serif" fo:font-size="11pt" style:font-size-asian="11pt" style:font-size-complex="11pt" fo:hyphenate="true"/>
    </style:style>
    <style:style style:name="P205" style:parent-style-name="Абзацсписка" style:family="paragraph">
      <style:paragraph-properties style:vertical-align="auto" fo:margin-top="0.0694in" fo:margin-bottom="0.0694in"/>
      <style:text-properties style:font-name-complex="Liberation Serif" fo:font-size="11pt" style:font-size-asian="11pt" style:font-size-complex="11pt" fo:hyphenate="true"/>
    </style:style>
    <style:style style:name="P206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20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0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0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1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1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1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1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1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P215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 fo:hyphenate="true"/>
    </style:style>
    <style:style style:name="P216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21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1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1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2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2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2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2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2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P225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22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2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2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2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3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3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3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3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P234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23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T23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3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 fo:language="en" fo:country="US"/>
    </style:style>
    <style:style style:name="P238" style:parent-style-name="Обычный" style:family="paragraph">
      <style:paragraph-properties style:vertical-align="auto" fo:margin-top="0.0694in" fo:margin-bottom="0.0694in" fo:margin-left="0.25in">
        <style:tab-stops/>
      </style:paragraph-properties>
      <style:text-properties fo:hyphenate="true"/>
    </style:style>
    <style:style style:name="T23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4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P241" style:parent-style-name="Обычныйвеб" style:family="paragraph">
      <style:paragraph-properties fo:margin-left="0.25in">
        <style:tab-stops/>
      </style:paragraph-properties>
    </style:style>
    <style:style style:name="T242" style:parent-style-name="Основнойшрифтабзаца" style:family="text">
      <style:text-properties style:font-name="Liberation Serif" style:font-name-complex="Liberation Serif" fo:font-size="11pt" style:font-size-asian="11pt" style:font-size-complex="11pt"/>
    </style:style>
    <style:style style:name="T243" style:parent-style-name="Основнойшрифтабзаца" style:family="text">
      <style:text-properties style:font-name="Liberation Serif" style:font-name-complex="Liberation Serif" fo:font-size="11pt" style:font-size-asian="11pt" style:font-size-complex="11pt"/>
    </style:style>
    <style:style style:name="T244" style:parent-style-name="Основнойшрифтабзаца" style:family="text">
      <style:text-properties style:font-name="Liberation Serif" style:font-name-complex="Liberation Serif" fo:font-size="11pt" style:font-size-asian="11pt" style:font-size-complex="11pt"/>
    </style:style>
    <style:style style:name="T245" style:parent-style-name="Основнойшрифтабзаца" style:family="text">
      <style:text-properties style:font-name="Liberation Serif" style:font-name-complex="Liberation Serif" fo:font-size="11pt" style:font-size-asian="11pt" style:font-size-complex="11pt"/>
    </style:style>
    <style:style style:name="T246" style:parent-style-name="Основнойшрифтабзаца" style:family="text">
      <style:text-properties style:font-name="Liberation Serif" style:font-name-complex="Liberation Serif" fo:font-size="11pt" style:font-size-asian="11pt" style:font-size-complex="11pt"/>
    </style:style>
    <style:style style:name="T247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 fo:background-color="#FFFFFF"/>
    </style:style>
    <style:style style:name="T248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49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0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1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2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3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4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5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6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7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8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59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60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61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62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63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64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65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T266" style:parent-style-name="Основнойшрифтабзаца" style:family="text">
      <style:text-properties style:font-name="Liberation Serif" style:font-name-complex="Liberation Serif" fo:font-style="italic" style:font-style-asian="italic" fo:color="#4F6228" fo:font-size="11pt" style:font-size-asian="11pt" style:font-size-complex="11pt"/>
    </style:style>
    <style:style style:name="P267" style:parent-style-name="Обычныйвеб" style:family="paragraph">
      <style:paragraph-properties fo:margin-left="0.25in">
        <style:tab-stops/>
      </style:paragraph-properties>
      <style:text-properties style:font-name="Liberation Serif" style:font-name-complex="Liberation Serif" fo:font-size="11pt" style:font-size-asian="11pt" style:font-size-complex="11pt"/>
    </style:style>
    <style:style style:name="P268" style:parent-style-name="Абзацсписка" style:family="paragraph">
      <style:paragraph-properties fo:margin-left="0.25in">
        <style:tab-stops/>
      </style:paragraph-properties>
      <style:text-properties fo:hyphenate="true"/>
    </style:style>
    <style:style style:name="T269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270" style:parent-style-name="Основнойшрифтабзаца" style:family="text">
      <style:text-properties style:font-name-complex="Liberation Serif" fo:font-size="11pt" style:font-size-asian="11pt" style:font-size-complex="11pt"/>
    </style:style>
    <style:style style:name="T27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3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4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5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6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7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8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79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80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81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82" style:parent-style-name="Основнойшрифтабзаца" style:family="text">
      <style:text-properties style:font-name-complex="Liberation Serif" fo:font-style="italic" style:font-style-asian="italic" fo:color="#4F6228" fo:font-size="11pt" style:font-size-asian="11pt" style:font-size-complex="11pt"/>
    </style:style>
    <style:style style:name="T283" style:parent-style-name="Основнойшрифтабзаца" style:family="text">
      <style:text-properties style:font-name-complex="Liberation Serif" fo:font-style="italic" style:font-style-asian="italic" fo:color="#4F6228" fo:letter-spacing="-0.0006in" fo:font-size="11pt" style:font-size-asian="11pt" style:font-size-complex="11pt" fo:background-color="#FFFFFF"/>
    </style:style>
    <style:style style:name="T284" style:parent-style-name="Основнойшрифтабзаца" style:family="text">
      <style:text-properties style:font-name-complex="Liberation Serif" fo:font-style="italic" style:font-style-asian="italic" fo:color="#4F6228" fo:letter-spacing="-0.0006in" fo:font-size="11pt" style:font-size-asian="11pt" style:font-size-complex="11pt" fo:background-color="#FFFFFF"/>
    </style:style>
    <style:style style:name="T285" style:parent-style-name="Основнойшрифтабзаца" style:family="text">
      <style:text-properties style:font-name-complex="Liberation Serif" fo:font-style="italic" style:font-style-asian="italic" fo:color="#4F6228" fo:letter-spacing="-0.0006in" fo:font-size="11pt" style:font-size-asian="11pt" style:font-size-complex="11pt" fo:background-color="#FFFFFF"/>
    </style:style>
    <style:style style:name="T286" style:parent-style-name="Основнойшрифтабзаца" style:family="text">
      <style:text-properties style:font-name-complex="Liberation Serif" fo:font-style="italic" style:font-style-asian="italic" fo:color="#4F6228" fo:letter-spacing="-0.0006in" fo:font-size="11pt" style:font-size-asian="11pt" style:font-size-complex="11pt" fo:background-color="#FFFFFF"/>
    </style:style>
    <style:style style:name="T287" style:parent-style-name="Основнойшрифтабзаца" style:family="text">
      <style:text-properties style:font-name-complex="Liberation Serif" fo:font-style="italic" style:font-style-asian="italic" fo:color="#4F6228" fo:letter-spacing="-0.0006in" fo:font-size="11pt" style:font-size-asian="11pt" style:font-size-complex="11pt" fo:background-color="#FFFFFF"/>
    </style:style>
  </office:automatic-styles>
  <office:body>
    <office:text text:use-soft-page-breaks="true">
      <text:h text:style-name="P1" text:outline-level="3"><text:span text:style-name="T2">Тест<text:s/></text:span><text:span text:style-name="T3">💎</text:span></text:h>
      <text:list text:style-name="LFO1" text:continue-numbering="true">
        <text:list-item>
          <text:p text:style-name="P4">Какими способами можно подключать CSS-стили? Найдите сами еще один способ, не указанный в уроке</text:p>
        </text:list-item>
      </text:list>
      <text:p text:style-name="P5"><text:span text:style-name="T6">CSS</text:span><text:span text:style-name="T7"><text:s/>стили можно подключать следующими способами:</text:span></text:p>
      <text:p text:style-name="P8"><text:span text:style-name="T9">С помощью атрибута &lt;style&gt;</text:span></text:p>
      <text:p text:style-name="P10">С<text:s/>помощью тега &lt;style&gt; в самом документе<text:s/></text:p>
      <text:p text:style-name="P11"><text:span text:style-name="T12">С помощью тега &lt;link&gt; можно подключить стили, находящиеся в отдельном файле.<text:s/></text:span></text:p>
      <text:p text:style-name="P13"><text:span text:style-name="T14">C</text:span><text:span text:style-name="T15"><text:s/>помощью команды @impor</text:span><text:span text:style-name="T16">t</text:span><text:span text:style-name="T17">. Она позволяет импортировать внешние таблицы стилей не только на HTML-страницу, но и в другой стилевой документ.</text:span><text:span text:style-name="T18"><text:s/></text:span></text:p>
      <text:p text:style-name="P19">&lt;style&gt;</text:p>
      <text:p text:style-name="P20"><text:s text:c="2"/>@import url"/ ");</text:p>
      <text:p text:style-name="P21">&lt;/style&gt;</text:p>
      <text:p text:style-name="P22"><text:line-break/></text:p>
      <text:list text:style-name="LFO1" text:continue-numbering="true">
        <text:list-item>
          <text:p text:style-name="P23"><text:span text:style-name="T24">Зачем нужен Normalize.css?</text:span><text:span text:style-name="T25"><text:line-break/></text:span><text:span text:style-name="T26">Он<text:s/></text:span><text:span text:style-name="T27">устанавливает для всех браузеров единые начальные параметры для форматир</text:span><text:span text:style-name="T28">о</text:span><text:span text:style-name="T29">вания текста, изображений и стандартных элементов, чтобы сайт выглядел в каждом браузере почти одинаково. Это<text:s/></text:span><text:span text:style-name="T30">обеспечивает для HTML-элементов лучшую кроссбраузерность в ст</text:span><text:span text:style-name="T31">и</text:span><text:span text:style-name="T32">лях по умолчанию</text:span></text:p>
        </text:list-item>
      </text:list>
      <text:p text:style-name="P33"/>
      <text:list text:style-name="LFO1" text:continue-numbering="true">
        <text:list-item>
          <text:p text:style-name="P34"><text:span text:style-name="T35">Что такое CSS-директивы?</text:span><text:span text:style-name="T36"><text:line-break/></text:span><text:span text:style-name="T37">Директивы</text:span><text:span text:style-name="T38"> — это команды, которые позволяют создавать в </text:span><text:span text:style-name="T39">CSS</text:span><text:span text:style-name="T40"> инструкции для и</text:span><text:span text:style-name="T41">з</text:span><text:span text:style-name="T42">менения отображения либо поведения элементов страницы. </text:span><text:span text:style-name="T43">Директива</text:span><text:span text:style-name="T44"> начинается</text:span><text:span text:style-name="T45"><text:s/>со знака @ за к</text:span><text:span text:style-name="T46">о</text:span><text:span text:style-name="T47">торым следует одно из служебных слов. Это общий синтаксис, к</text:span><text:span text:style-name="T48">о</text:span><text:span text:style-name="T49">торому следуют все </text:span><text:span text:style-name="T50">директивы</text:span><text:span text:style-name="T51">.</text:span><text:span text:style-name="T52"><text:line-break/></text:span><text:span text:style-name="T53">Примеры:<text:s/></text:span><text:span text:style-name="T54"><text:line-break/></text:span><text:span text:style-name="T55">@</text:span><text:span text:style-name="T56">charset</text:span><text:span text:style-name="T57"><text:s/></text:span><text:span text:style-name="T58">"UTF-8"</text:span><text:span text:style-name="T59">;</text:span><text:span text:style-name="T60"><text:s/></text:span><text:span text:style-name="T61">@</text:span><text:span text:style-name="T62">import</text:span><text:span text:style-name="T63"><text:s/></text:span><text:span text:style-name="T64">'global.css'</text:span><text:span text:style-name="T65">;</text:span></text:p>
        </text:list-item>
      </text:list>
      <text:p text:style-name="P66"/>
      <text:list text:style-name="LFO1" text:continue-numbering="true">
        <text:list-item>
          <text:p text:style-name="P67"><text:span text:style-name="T68">В чем разница между<text:s/></text:span><text:span text:style-name="T69">margin</text:span><text:span text:style-name="T70"><text:s/>и<text:s/></text:span><text:span text:style-name="T71">padding</text:span><text:span text:style-name="T72">?<text:s/></text:span><text:span text:style-name="T73"><text:line-break/></text:span><text:span text:style-name="T74">Padding - устанавливает значение полей вокруг содержимого<text:s/></text:span><text:span text:style-name="T75">элемента. Полем наз</text:span><text:span text:style-name="T76">ы</text:span><text:span text:style-name="T77">вается расстояние от внутреннего края рамки элемента, до воображаемого прям</text:span><text:span text:style-name="T78">о</text:span><text:span text:style-name="T79">угольника, огр</text:span><text:span text:style-name="T80">а</text:span><text:span text:style-name="T81">ничивающего его содержимое.</text:span><text:span text:style-name="T82"><text:line-break/></text:span><text:span text:style-name="T83">Margin</text:span><text:span text:style-name="T84"><text:s/>- устанавливает величину отступа от каждого края элемента. Отступом я</text:span><text:span text:style-name="T85">в</text:span><text:span text:style-name="T86">ляется пространство от границы текущего<text:s/></text:span><text:span text:style-name="T87">элемента до внутренней границы его родительского элемента</text:span></text:p>
        </text:list-item>
      </text:list>
      <text:p text:style-name="P88"/>
      <text:list text:style-name="LFO1" text:continue-numbering="true">
        <text:list-item>
          <text:p text:style-name="P89"><text:span text:style-name="T90">Как в CSS определяются приоритеты? Какое из свойств будет приоритетнее -<text:s/></text:span><text:span text:style-name="T91">#link .main</text:span><text:span text:style-name="T92"><text:s/>или<text:s/></text:span><text:span text:style-name="T93">span #login</text:span><text:span text:style-name="T94">?</text:span><text:span text:style-name="T95"><text:line-break/></text:span><text:span text:style-name="T96">У #link .main приоритет</text:span><text:span text:style-name="T97"><text:s/>выше, есть не только идентификатор, но и класс</text:span></text:p>
        </text:list-item>
      </text:list>
      <text:p text:style-name="P98"/>
      <text:p text:style-name="P99"/>
      <text:list text:style-name="LFO1" text:continue-numbering="true">
        <text:list-item>
          <text:p text:style-name="P100"><text:span text:style-name="T101">В чем разница между CS</text:span><text:span text:style-name="T102">S1 и CSS3?</text:span><text:span text:style-name="T103"><text:line-break/></text:span><text:span text:style-name="T104">CSS3 обратно совместим с CSS</text:span><text:span text:style-name="T105"><text:line-break/></text:span><text:span text:style-name="T106">CSS3 добавляет закругленные углы и градиенты</text:span><text:span text:style-name="T107"><text:line-break/></text:span><text:span text:style-name="T108">CSS3 добавляет анимационные функции и текстовые эффекты</text:span><text:span text:style-name="T109"><text:line-break/></text:span><text:span text:style-name="T110">CSS3 определяет текстовые столбцы</text:span><text:span text:style-name="T111"><text:line-break/></text:span><text:span text:style-name="T112"><text:line-break/></text:span><text:span text:style-name="T113">CSS3</text:span><text:span text:style-name="T114"> делает веб-дизайн менее зависимым от файлов изображений для элементов диза</text:span><text:span text:style-name="T115">й</text:span><text:span text:style-name="T116">на стр</text:span><text:span text:style-name="T117">а</text:span><text:span text:style-name="T118">ницы и уменьшает количество запросов на передачу файлов и время загрузки, и</text:span><text:span text:style-name="T119">с</text:span><text:span text:style-name="T120">пользуя меньше изображений. </text:span><text:span text:style-name="T121">CSS1</text:span><text:span text:style-name="T122"> фокусировался на форматировании внешнего вида, тогда как CSS2 добавил возможности позиционирования для текста и объектов</text:span><text:span text:style-name="T123"><text:line-break/></text:span></text:p>
        </text:list-item>
        <text:list-item>
          <text:p text:style-name="P124"><text:span text:style-name="T125">Что такое псевдокл</text:span><text:span text:style-name="T126">ассы? А псевдоэлементы?</text:span><text:span text:style-name="T127"><text:line-break/></text:span><text:span text:style-name="T128">Псевдоклассы определяют динамическое состояние элементов, которое изменяется с помощью действий пользователя, а также положение в дереве документа.<text:s/></text:span></text:p>
        </text:list-item>
      </text:list>
      <text:p text:style-name="P129">Например:</text:p>
      <text:p text:style-name="P130"><text:span text:style-name="T131">:</text:span><text:span text:style-name="T132">hover</text:span><text:span text:style-name="T133"><text:s/>- пользователь наводит мышку на ссылку и она подсвечивается другим</text:span><text:span text:style-name="T134"><text:s/>цветом.</text:span></text:p>
      <text:p text:style-name="P135"><text:span text:style-name="T136"> </text:span><text:span text:style-name="T137">:visited</text:span><text:span text:style-name="T138"><text:s text:c="2"/>- применяется к ссылкам, которые пользователь уже посетил и, например, красит их др</text:span><text:span text:style-name="T139">у</text:span><text:span text:style-name="T140">гим цветом</text:span></text:p>
      <text:p text:style-name="P141"><text:span text:style-name="T142"><text:line-break/></text:span><text:span text:style-name="T143">Псевдоэлементы создают "виртуальные теги" и позволяют стилизовать их. Например:</text:span></text:p>
      <text:p text:style-name="P144"><text:span text:style-name="T145">:</text:span><text:span text:style-name="T146">first</text:span><text:span text:style-name="T147">-</text:span><text:span text:style-name="T148">letter</text:span><text:span text:style-name="T149"><text:s/>- <text:s/>можно сделать первую букву абзаца другого<text:s/></text:span><text:span text:style-name="T150">цвета и размера</text:span></text:p>
      <text:p text:style-name="P151"><text:span text:style-name="T152">:</text:span><text:span text:style-name="T153">selection</text:span><text:span text:style-name="T154"><text:s/></text:span><text:span text:style-name="T155">– когда пользователь выделяет кусок текста, цвет выделенного текста и фона меняется</text:span></text:p>
      <text:p text:style-name="P156"/>
      <text:list text:style-name="LFO1" text:continue-numbering="true">
        <text:list-item>
          <text:p text:style-name="P157"><text:span text:style-name="T158">Изучите статью про "плохие" теги<text:s/></text:span><text:a xlink:href="https://msiter.ru/tutorials/html-srednego-urovnya/plokhie-tegi" office:target-frame-name="_top" xlink:show="replace"><text:span text:style-name="T159">https://msiter.ru/tutorials/html</text:span><text:span text:style-name="T160">-srednego-urovnya/plokhie-tegi</text:span></text:a><text:span text:style-name="T161"><text:s/>и пришлите список тегов, которые нежелательно использовать:</text:span><text:span text:style-name="T162"><text:line-break/></text:span><text:span text:style-name="T163">&lt;</text:span><text:span text:style-name="T164">b</text:span><text:span text:style-name="T165">&gt;</text:span><text:span text:style-name="T166"><text:line-break/></text:span><text:span text:style-name="T167">&lt;</text:span><text:span text:style-name="T168">i</text:span><text:span text:style-name="T169">&gt;</text:span><text:span text:style-name="T170"><text:line-break/></text:span><text:span text:style-name="T171">&lt;</text:span><text:span text:style-name="T172">hr</text:span><text:span text:style-name="T173">&gt;</text:span><text:span text:style-name="T174"><text:line-break/></text:span><text:span text:style-name="T175">&lt;</text:span><text:span text:style-name="T176">big</text:span><text:span text:style-name="T177">&gt;</text:span><text:span text:style-name="T178"><text:line-break/></text:span><text:span text:style-name="T179">&lt;</text:span><text:span text:style-name="T180">small</text:span><text:span text:style-name="T181">&gt;</text:span><text:span text:style-name="T182"><text:line-break/></text:span><text:span text:style-name="T183">&lt;</text:span><text:span text:style-name="T184">u</text:span><text:span text:style-name="T185">&gt;</text:span><text:span text:style-name="T186"><text:line-break/></text:span><text:span text:style-name="T187">&lt;</text:span><text:span text:style-name="T188">center</text:span><text:span text:style-name="T189">&gt;</text:span><text:span text:style-name="T190"><text:line-break/></text:span><text:span text:style-name="T191">&lt;</text:span><text:span text:style-name="T192">layer</text:span><text:span text:style-name="T193">&gt;</text:span><text:span text:style-name="T194"><text:line-break/></text:span><text:span text:style-name="T195">&lt;</text:span><text:span text:style-name="T196">font</text:span><text:span text:style-name="T197">&gt;</text:span><text:span text:style-name="T198"><text:line-break/></text:span><text:span text:style-name="T199">&lt;</text:span><text:span text:style-name="T200">blink</text:span><text:span text:style-name="T201">&gt; и &lt;</text:span><text:span text:style-name="T202">marquee</text:span><text:span text:style-name="T203">&gt;</text:span></text:p>
        </text:list-item>
      </text:list>
      <text:p text:style-name="P204"/>
      <text:list text:style-name="LFO1" text:continue-numbering="true">
        <text:list-item>
          <text:p text:style-name="P205">Как можно подключать шрифты локально?</text:p>
        </text:list-item>
      </text:list>
      <text:p text:style-name="P206"><text:span text:style-name="T207">Если у пользователя на компьютере уже установлен<text:s/></text:span><text:span text:style-name="T208">нужный шрифт,<text:s/></text:span><text:span text:style-name="T209"><text:s/>его можно по</text:span><text:span text:style-name="T210">д</text:span><text:span text:style-name="T211">ключить с помощью<text:s/></text:span><text:span text:style-name="T212">@font-face<text:s/></text:span><text:span text:style-name="T213">src</text:span><text:span text:style-name="T214">.</text:span></text:p>
      <text:p text:style-name="P215">@font-face {</text:p>
      <text:p text:style-name="P216"><text:span text:style-name="T217">font</text:span><text:span text:style-name="T218">-</text:span><text:span text:style-name="T219">family</text:span><text:span text:style-name="T220">: ‘</text:span><text:span text:style-name="T221">имя</text:span><text:span text:style-name="T222"><text:s/></text:span><text:span text:style-name="T223">шрифта</text:span><text:span text:style-name="T224">’;</text:span></text:p>
      <text:p text:style-name="P225"><text:span text:style-name="T226">src</text:span><text:span text:style-name="T227">:<text:s/></text:span><text:span text:style-name="T228">local</text:span><text:span text:style-name="T229"><text:s/>(‘</text:span><text:span text:style-name="T230">имя</text:span><text:span text:style-name="T231"><text:s/></text:span><text:span text:style-name="T232">шрифта</text:span><text:span text:style-name="T233">’);</text:span></text:p>
      <text:p text:style-name="P234"><text:span text:style-name="T235">url(/</text:span><text:span text:style-name="T236">путь</text:span><text:span text:style-name="T237">);</text:span></text:p>
      <text:p text:style-name="P238"><text:span text:style-name="T239">}</text:span><text:span text:style-name="T240"><text:line-break/></text:span></text:p>
      <text:list text:style-name="LFO1" text:continue-numbering="true">
        <text:list-item>
          <text:p text:style-name="P241"><text:span text:style-name="T242">Почему не стоит использовать сокращенную запись без необходимости? И если все же использ</text:span><text:span text:style-name="T243">о</text:span><text:span text:style-name="T244">вать, как это делать<text:s/></text:span><text:span text:style-name="T245">правильно?</text:span><text:span text:style-name="T246"><text:line-break/></text:span><text:span text:style-name="T247">Если использовать без необходимости, то может быть путаница,<text:s/></text:span><text:span text:style-name="T248">потому что при и</text:span><text:span text:style-name="T249">с</text:span><text:span text:style-name="T250">пользов</text:span><text:span text:style-name="T251">а</text:span><text:span text:style-name="T252">нии короткой записи свойства, которые не были указаны, сбрасываются к зн</text:span><text:span text:style-name="T253">а</text:span><text:span text:style-name="T254">чениям по умолч</text:span><text:span text:style-name="T255">а</text:span><text:span text:style-name="T256">нию</text:span><text:span text:style-name="T257">, и если выше была другая запись, то она переопределится по к</text:span><text:span text:style-name="T258">о</text:span><text:span text:style-name="T259">ротко</text:span><text:span text:style-name="T260">й.<text:s/></text:span><text:span text:style-name="T261"><text:line-break/></text:span><text:span text:style-name="T262">Нужно группировать свойства по смыслу, будет легче и быстрее находить ошибки, а если ну</text:span><text:span text:style-name="T263">ж</text:span><text:span text:style-name="T264">но переопределить значения ранее заданных свойств, не нужно использовать сокращенную з</text:span><text:span text:style-name="T265">а</text:span><text:span text:style-name="T266">пись</text:span></text:p>
        </text:list-item>
      </text:list>
      <text:p text:style-name="P267"/>
      <text:list text:style-name="LFO1" text:continue-numbering="true">
        <text:list-item>
          <text:p text:style-name="P268"><text:span text:style-name="T269">Разберитесь самостоятельно, как сделать анимацию через CSS</text:span><text:span text:style-name="T270"><text:line-break/></text:span><text:span text:style-name="T271">Анимация дел</text:span><text:span text:style-name="T272">ается с помощью базовой директивы @keyframes где задаются начальные, коне</text:span><text:span text:style-name="T273">ч</text:span><text:span text:style-name="T274">ные и промежуточные шаги CSS-анимации, ее внешний вид, а также с помощью свойс</text:span><text:span text:style-name="T275">т</text:span><text:span text:style-name="T276">ва </text:span><text:a xlink:href="https://developer.mozilla.org/ru/docs/Web/CSS/animation" office:target-frame-name="_top" xlink:show="replace"><text:span text:style-name="T277">animation</text:span></text:a><text:span text:style-name="T278"> (или его подсвойс</text:span><text:span text:style-name="T279">тв) добавленных в стиль элемента, который мы хотим анимир</text:span><text:span text:style-name="T280">о</text:span><text:span text:style-name="T281">вать, <text:s/></text:span><text:span text:style-name="T282">это<text:s/></text:span><text:span text:style-name="T283">позволит настроить ускорение и продолжительность аним</text:span><text:span text:style-name="T284">а</text:span><text:span text:style-name="T285">ции, а также другие д</text:span><text:span text:style-name="T286">е</text:span><text:span text:style-name="T287">тали того, как анимация должна протекать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umberingSymbols" style:display-name="Numbering Symbols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ttribute" style:display-name="attribute" style:family="text" style:parent-style-name="Основнойшрифтабзаца"/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Основнойшрифтабзаца"/>
    <style:style style:name="hljs-keyword" style:display-name="hljs-keyword" style:family="text" style:parent-style-name="Основнойшрифтабзаца"/>
    <style:style style:name="hljs-string" style:display-name="hljs-string" style:family="text" style:parent-style-name="Основнойшрифтабзаца"/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hljs-tag" style:display-name="hljs-tag" style:family="text" style:parent-style-name="Основнойшрифтабзаца"/>
    <style:style style:name="hljs-name" style:display-name="hljs-name" style:family="text" style:parent-style-name="Основнойшрифтабзаца"/>
    <style:style style:name="css" style:display-name="css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Olesya</meta:initial-creator>
    <dc:creator>Olesya</dc:creator>
    <meta:creation-date>2021-06-10T13:25:00Z</meta:creation-date>
    <dc:date>2021-06-18T16:04:00Z</dc:date>
    <meta:template xlink:href="Normal.dotm" xlink:type="simple"/>
    <meta:editing-cycles>3</meta:editing-cycles>
    <meta:editing-duration>PT32640S</meta:editing-duration>
    <meta:document-statistic meta:page-count="2" meta:paragraph-count="8" meta:word-count="665" meta:character-count="4451" meta:row-count="31" meta:non-whitespace-character-count="3794"/>
  </office:meta>
</office:document-meta>
</file>